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THJX+CMR10" svg:font-family="ENTHJX+CMR10"/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P2" style:family="paragraph" style:parent-style-name="Standard">
      <style:paragraph-properties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T1" style:family="text">
      <style:text-properties style:font-name="ENTHJX+CMR10" fo:font-size="10pt" style:font-name-asian="ENTHJX+CMR10" style:font-size-asian="10pt" style:font-name-complex="ENTHJX+CMR10" style:font-size-complex="10pt"/>
    </style:style>
    <style:style style:name="T2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1) Introduction:</text:p>
      <text:p text:style-name="Preformatted_20_Text">Stellar Evolution -HR diagram (Boyajian 2013 (Bee's Knees! See print out pile 3))</text:p>
      <text:p text:style-name="Preformatted_20_Text">Stellar structure – Internal &amp; Atmospheric</text:p>
      <text:p text:style-name="Preformatted_20_Text"><text:tab/>- here give a table of scale height, pressure/density scale height for the Sun, Arctutus, Aldaberan, Betelgeuse</text:p>
      <text:p text:style-name="Preformatted_20_Text">Betelgeuse – very large scale height =&gt; <text:span text:style-name="T1"><text:s/>resulting in the</text:span></text:p>
      <text:p text:style-name="P1">presence of no more than a few giant and stable convection cells at photospheric</text:p>
      <text:p text:style-name="P2">level (Schwarzschild 1975, Chiavassa et al. 2010)</text:p>
      <text:p text:style-name="Preformatted_20_Text">Stellar Chromospheres</text:p>
      <text:p text:style-name="Preformatted_20_Text">Stellar Winds</text:p>
      <text:p text:style-name="Preformatted_20_Text">Radio emission from these (flux excess above RJ e.g. Lamers and Cassinelli)</text:p>
      <text:p text:style-name="Preformatted_20_Text">Circumstellar environments (Lamers and Cassinelli CO)</text:p>
      <text:p text:style-name="Preformatted_20_Text">Stellar Radio Interferometry and Radio Emission Mechanisms</text:p>
      <text:p text:style-name="Preformatted_20_Text">(single vs inter e.g. Perley and Butler 2013)</text:p>
      <text:p text:style-name="Preformatted_20_Text">single dish vs interferometry (Perley &amp; butler 2013)</text:p>
      <text:p text:style-name="Preformatted_20_Text">Measurement Equation</text:p>
      <text:p text:style-name="Preformatted_20_Text">Radio emission mechanisms with emphasis on molecular and free-free</text:p>
      <text:p text:style-name="Preformatted_20_Text">Derivation for radio power law for stellar wind with constant and non-constant temperature (Appendix)</text:p>
      <text:p text:style-name="Preformatted_20_Text"/>
      <text:p text:style-name="Preformatted_20_Text">2) Instrumentation &amp; Observations </text:p>
      <text:p text:style-name="Preformatted_20_Text">a) Radio Antenna Basics </text:p>
      <text:p text:style-name="Preformatted_20_Text">b) CARMA </text:p>
      <text:p text:style-name="Preformatted_20_Text">c) JVLA</text:p>
      <text:p text:style-name="Preformatted_20_Text">d) GMRT?</text:p>
      <text:p text:style-name="Preformatted_20_Text">a) Observational Preparation</text:p>
      <text:p text:style-name="Preformatted_20_Text">mainly vla stuff</text:p>
      <text:p text:style-name="Preformatted_20_Text">b) Observations</text:p>
      <text:p text:style-name="Preformatted_20_Text">weather, <text:s/>Tables from papers</text:p>
      <text:p text:style-name="Preformatted_20_Text"/>
      <text:p text:style-name="Preformatted_20_Text">3) Data Processing</text:p>
      <text:p text:style-name="Preformatted_20_Text">Flagging, Calibration &amp; Imaging</text:p>
      <text:p text:style-name="Preformatted_20_Text">a) CARMA</text:p>
      <text:p text:style-name="Preformatted_20_Text">CLEAN vs MEM vs Multi-scale Clean (for Peter!)</text:p>
      <text:p text:style-name="Preformatted_20_Text">Final Image Cube (High and Low res)</text:p>
      <text:p text:style-name="Preformatted_20_Text">b) JVLA</text:p>
      <text:p text:style-name="Preformatted_20_Text">Dirty Image, PSF</text:p>
      <text:p text:style-name="Preformatted_20_Text">Show images of calibrators</text:p>
      <text:p text:style-name="Preformatted_20_Text">Final Radio Maps (aboo and atau)</text:p>
      <text:p text:style-name="Preformatted_20_Text">c) GMRT?</text:p>
      <text:p text:style-name="Preformatted_20_Text"/>
      <text:p text:style-name="Preformatted_20_Text">4) The Circumstellar Environment of Betelgeuse</text:p>
      <text:p text:style-name="Preformatted_20_Text">a) spectra </text:p>
      <text:p text:style-name="Preformatted_20_Text">c) images </text:p>
      <text:p text:style-name="Preformatted_20_Text">b) 2<text:span text:style-name="T2">nd</text:span> source</text:p>
      <text:p text:style-name="Preformatted_20_Text">c) e-Merlin: </text:p>
      <text:p text:style-name="Preformatted_20_Text">position </text:p>
      <text:p text:style-name="Preformatted_20_Text">GMH model vs emerlin</text:p>
      <text:p text:style-name="Preformatted_20_Text">CASA simulation with VLA (why we dont see it with pi-town of A-config)</text:p>
      <text:p text:style-name="Preformatted_20_Text"/>
      <text:p text:style-name="Preformatted_20_Text">5) Multi-w/l radio emission studies of Red Giants</text:p>
      <text:p text:style-name="Preformatted_20_Text">a) Comparison to Previous Models/Data</text:p>
      <text:p text:style-name="Preformatted_20_Text">b) Spectral Indices</text:p>
      <text:p text:style-name="Preformatted_20_Text">c) Analytical Advection Model</text:p>
      <text:p text:style-name="Preformatted_20_Text"/>
      <text:p text:style-name="Preformatted_20_Text">6) Thermal Energy Balance of Arcturus' Outflow</text:p>
      <text:p text:style-name="Preformatted_20_Text">Cool stars (needs some additional work)</text:p>
      <text:p text:style-name="Preformatted_20_Text">Possible use new analytical model from VLA paper</text:p>
      <text:p text:style-name="Preformatted_20_Text"/>
      <text:p text:style-name="Preformatted_20_Text">7) Extrasolar Planetary Radio Emission Search ?</text:p>
      <text:p text:style-name="Preformatted_20_Text"/>
      <text:p text:style-name="Preformatted_20_Text">8) Conclusions and Future Work</text:p>
      <text:p text:style-name="Preformatted_20_Text">a) Betelgeuse with ALMA (CO and continuum)</text:p>
      <text:p text:style-name="Preformatted_20_Text">b) Sample Study of radio emission from red giants</text:p>
      <text:p text:style-name="Preformatted_20_Text">c) Advection c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ENTHJX+CMR10" svg:font-family="ENTHJX+CMR10"/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0T17:03:31</dc:date>
    <dc:creator>Eamon </dc:creator>
    <meta:generator>LibreOffice/3.4$Unix LibreOffice_project/340m1$Build-402</meta:generator>
    <meta:editing-duration>PT6H7M33S</meta:editing-duration>
    <meta:editing-cycles>21</meta:editing-cycles>
    <meta:document-statistic meta:table-count="0" meta:image-count="0" meta:object-count="0" meta:page-count="1" meta:paragraph-count="56" meta:word-count="311" meta:character-count="1981" meta:non-whitespace-character-count="1716"/>
  </office:meta>
</office:document-meta>
</file>